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1e1cf" officeooo:paragraph-rsid="0001e1cf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01e1cf" officeooo:paragraph-rsid="0001e1cf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officeooo:rsid="0001e1cf" officeooo:paragraph-rsid="0001e1cf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023638" officeooo:paragraph-rsid="00023638"/>
    </style:style>
    <style:style style:name="P5" style:family="paragraph" style:parent-style-name="Text_20_body">
      <style:text-properties officeooo:rsid="00023638" officeooo:paragraph-rsid="00023638"/>
    </style:style>
    <style:style style:name="P6" style:family="paragraph" style:parent-style-name="Standard">
      <style:text-properties officeooo:rsid="00041497" officeooo:paragraph-rsid="00041497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Standard">
      <style:text-properties officeooo:rsid="0001e1cf" officeooo:paragraph-rsid="0001e1cf"/>
    </style:style>
    <style:style style:name="P9" style:family="paragraph" style:parent-style-name="Standard" style:list-style-name="L4">
      <style:text-properties officeooo:rsid="0001e1cf" officeooo:paragraph-rsid="0001e1cf"/>
    </style:style>
    <style:style style:name="P10" style:family="paragraph" style:parent-style-name="Standard">
      <style:text-properties officeooo:paragraph-rsid="0001e1cf"/>
    </style:style>
    <style:style style:name="P11" style:family="paragraph" style:parent-style-name="Standard">
      <style:text-properties officeooo:rsid="000929cd" officeooo:paragraph-rsid="000929cd"/>
    </style:style>
    <style:style style:name="P12" style:family="paragraph" style:parent-style-name="Standard" style:list-style-name="L4">
      <style:text-properties officeooo:rsid="00041497" officeooo:paragraph-rsid="00041497"/>
    </style:style>
    <style:style style:name="P13" style:family="paragraph" style:parent-style-name="Standard" style:list-style-name="L4">
      <style:text-properties officeooo:paragraph-rsid="00041497"/>
    </style:style>
    <style:style style:name="P14" style:family="paragraph" style:parent-style-name="Standard" style:list-style-name="L5">
      <style:text-properties officeooo:rsid="000aa585" officeooo:paragraph-rsid="000aa585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>
      <style:text-properties officeooo:rsid="0001e1cf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fo:font-style="normal" style:font-style-asian="normal" style:font-style-complex="normal"/>
    </style:style>
    <style:style style:name="P20" style:family="paragraph" style:parent-style-name="Text_20_body" style:list-style-name="L2">
      <style:text-properties fo:font-style="normal" style:font-style-asian="normal" style:font-style-complex="normal"/>
    </style:style>
    <style:style style:name="P21" style:family="paragraph" style:parent-style-name="Text_20_body" style:list-style-name="L3">
      <style:paragraph-properties fo:margin-top="0cm" fo:margin-bottom="0cm" style:contextual-spacing="false"/>
      <style:text-properties fo:font-style="normal" style:font-style-asian="normal" style:font-style-complex="normal"/>
    </style:style>
    <style:style style:name="P22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0c42" style:font-style-asian="italic" style:font-style-complex="italic"/>
    </style:style>
    <style:style style:name="T3" style:family="text">
      <style:text-properties officeooo:rsid="00041497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officeooo:rsid="00056306"/>
    </style:style>
    <style:style style:name="T7" style:family="text">
      <style:text-properties style:font-name="sans-serif" fo:font-style="italic" style:font-style-asian="italic" style:font-style-complex="italic"/>
    </style:style>
    <style:style style:name="T8" style:family="text">
      <style:text-properties fo:color="#c9211e" loext:opacity="100%" fo:font-style="italic" style:font-style-asian="italic" style:font-style-complex="italic"/>
    </style:style>
    <style:style style:name="T9" style:family="text">
      <style:text-properties fo:color="#c9211e" loext:opacity="100%" fo:font-style="italic" officeooo:rsid="00070c42" style:font-style-asian="italic" style:font-style-complex="italic"/>
    </style:style>
    <style:style style:name="T10" style:family="text">
      <style:text-properties officeooo:rsid="000929cd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4</text:p>
      <text:p text:style-name="P1"/>
      <text:p text:style-name="Subtitle"><text:span text:style-name="T2">É</text:span><text:span text:style-name="T1">tape n°2 : </text:span><text:span text:style-name="T7">Une synthèse des librairies, langages, frameworks, etc. qui vous</text:span><text:span text:style-name="T1"><text:line-break/></text:span><text:span text:style-name="T7">paraissent utiles dans la réalisation du projet.</text:span> </text:p>
      <text:p text:style-name="P1"/>
      <text:p text:style-name="Quotations"><text:span text:style-name="T9">R</text:span><text:span text:style-name="T8">ésumé : front-end = reactjs / back-end = node.js / </text:span><text:span text:style-name="T9">langage </text:span><text:span text:style-name="T8">base de données : SQL / </text:span><text:span text:style-name="T9">hébergement : OVHcloud</text:span></text:p>
      <text:p text:style-name="P10"/>
      <text:h text:style-name="P7" text:outline-level="2"><text:span text:style-name="T10">N</text:span>ode.js pour la partie back-end</text:h>
      <text:p text:style-name="P11"/>
      <text:p text:style-name="P5">Node.js est capable de traiter plusieurs événements et fonctions en parallèle.</text:p>
      <text:list text:style-name="L1">
        <text:list-item>
          <text:p text:style-name="P16">Permet d’établir une connexion client-serveur en temps réel.</text:p>
        </text:list-item>
        <text:list-item>
          <text:p text:style-name="P16">Agilité : idéal pour développer tout type de solution personnalisée.  </text:p>
        </text:list-item>
        <text:list-item>
          <text:p text:style-name="P16">Utilise JavaScript, de sorte qu’un seul langage est appliqué à l’ensemble de l’application, y compris le frontend et le backend, ce qui rend les opérations de code plus pratiques.</text:p>
        </text:list-item>
        <text:list-item>
          <text:p text:style-name="P16">Les appels de service sont beaucoup plus légers que les appels PHP.</text:p>
        </text:list-item>
        <text:list-item>
          <text:p text:style-name="P16">La simplicité de travailler avec JSON.</text:p>
        </text:list-item>
        <text:list-item>
          <text:p text:style-name="P15">Évolutivité : grâce à l’architecture de microservices (ou conteneurisation), l’évolutivité du système peut être facilement atteinte.</text:p>
        </text:list-item>
      </text:list>
      <text:p text:style-name="P4"/>
      <text:p text:style-name="P1"/>
      <text:h text:style-name="P7" text:outline-level="2">React.js pour la partie front-end.</text:h>
      <text:p text:style-name="P1"/>
      <text:p text:style-name="P2">Les avantages et inconvénients de Reacts.js</text:p>
      <text:p text:style-name="P3"/>
      <text:list text:style-name="L2">
        <text:list-item>
          <text:p text:style-name="P19">Malgré cela, React est centré sur JavaScript en encapsulant le HTML dans JS. Angular est plus centré sur HTML, qui est moins robuste </text:p>
        </text:list-item>
        <text:list-item>
          <text:p text:style-name="P17"><text:span text:style-name="T11">Flexibilité et </text:span><text:span text:style-name="Emphasis"><text:span text:style-name="T11">responsiveness </text:span></text:span><text:span text:style-name="T11">(intégration très rapide pour mobile via React Native) </text:span></text:p>
        </text:list-item>
        <text:list-item>
          <text:p text:style-name="P19">Une véritable boîte à outils offrant un très large choix aux développeurs </text:p>
        </text:list-item>
        <text:list-item>
          <text:p text:style-name="P19">100% Open Source, beaucoup d’améliorations et de contributions régulières de la communauté des développeurs </text:p>
        </text:list-item>
        <text:list-item>
          <text:p text:style-name="P20">Réduction du nombre d’opérations sur le DOM (Document Object Model), optimisation et accélération du processus de mises à jour (très utile pour les grosses bases de données) </text:p>
        </text:list-item>
      </text:list>
      <text:p text:style-name="P22"> Inconvénients de React</text:p>
      <text:list text:style-name="L3">
        <text:list-item>
          <text:p text:style-name="P21">Très peu de documentation officielle </text:p>
        </text:list-item>
        <text:list-item>
          <text:p text:style-name="P21">Pas de moteur pour injection de dépendances </text:p>
        </text:list-item>
      </text:list>
      <text:p text:style-name="P18"/>
      <text:h text:style-name="P7" text:outline-level="2"><text:soft-page-break/>SQL <text:span text:style-name="T10">comme langage pour la base de données</text:span></text:h>
      <text:p text:style-name="P6"/>
      <text:list text:style-name="L4">
        <text:list-item>
          <text:p text:style-name="P12"><text:span text:style-name="T10">N</text:span>ous avons besoin d’enregistrer des données structurés.</text:p>
        </text:list-item>
        <text:list-item>
          <text:p text:style-name="P13"><text:span text:style-name="T4">Le SQL est à privilégier lorsque les données sont structurées et que leurs relations sont fondamentales.</text:span> <text:span text:style-name="T5">Si les bases de données sont complexes, ce système est principalement choisi. </text:span></text:p>
        </text:list-item>
        <text:list-item>
          <text:p text:style-name="P12"><text:span text:style-name="T10">Exemple de données à regrouper ensemble : <text:s/></text:span>nom + images + prix + ingrédient (contenu du plat)<text:span text:style-name="T6">.</text:span></text:p>
          <text:p text:style-name="P9"/>
        </text:list-item>
      </text:list>
      <text:p text:style-name="P1"/>
      <text:h text:style-name="P7" text:outline-level="2"><text:span text:style-name="T1">OVHcloud pour l’hébergement du site</text:span></text:h>
      <text:p text:style-name="P23"><text:span text:style-name="T1"/></text:p>
      <text:list xml:id="list1300398083" text:style-name="L5">
        <text:list-item>
          <text:p text:style-name="P14">OVHcloud est l'un des plus grands fournisseurs d'hébergement dédié au monde, avec des centres de données dans de nombreux pays. </text:p>
        </text:list-item>
        <text:list-item>
          <text:p text:style-name="P14">Ils proposent une gamme de serveurs dédiés avec une variété d'options de configuration et de personnalisation, ainsi que des fonctionnalités de sécurité avancées. </text:p>
        </text:list-item>
        <text:list-item>
          <text:p text:style-name="P14">OVHcloud est compatible avec les langages mentionnés ci-dessus (Node.js et SQ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09:23:41.199000000</meta:creation-date>
    <dc:date>2023-04-22T15:11:25.385000000</dc:date>
    <meta:editing-duration>PT2H20M</meta:editing-duration>
    <meta:editing-cycles>10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0" meta:word-count="390" meta:character-count="2448" meta:non-whitespace-character-count="2092"/>
  </office:meta>
</office:document-meta>
</file>